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8" style:family="graphic" style:parent-style-name="standard">
      <style:graphic-properties draw:fill-color="#e6e6e6" draw:textarea-horizontal-align="justify" draw:textarea-vertical-align="middle" draw:auto-grow-height="false" fo:min-height="0cm" fo:min-width="0cm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9.969cm" svg:height="4.066cm" svg:x="0.891cm" svg:y="16.568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51cm" svg:height="3.76cm" svg:x="6.879cm" svg:y="4.35cm">
          <text:p text:style-name="P1">Used part of buff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824cm" svg:y1="8.133cm" svg:x2="6.851cm" svg:y2="16.579cm">
          <text:p/>
        </draw:line>
        <draw:frame draw:style-name="gr3" draw:layer="layout" svg:width="4.122cm" svg:height="3.806cm" svg:x="13.536cm" svg:y="8.836cm">
          <draw:text-box>
            <text:p>filpos + buf_end = offset of last byte in buffer</text:p>
          </draw:text-box>
        </draw:frame>
        <draw:frame draw:style-name="gr3" draw:layer="layout" svg:width="4.122cm" svg:height="3.095cm" svg:x="2.757cm" svg:y="10.062cm">
          <draw:text-box>
            <text:p>filpos =</text:p>
            <text:p>Offset of first buffered byte</text:p>
          </draw:text-box>
        </draw:frame>
        <draw:custom-shape draw:style-name="gr4" draw:text-style-name="P1" draw:layer="layout" svg:width="6.726cm" svg:height="3.76cm" svg:x="17.627cm" svg:y="4.35cm">
          <text:p text:style-name="P1">Unused part of buff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29cm" svg:height="10.553cm" draw:transform="rotate (-1.5707963267949) translate (17.435cm 2.76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6.405cm" svg:height="0.962cm" svg:x="9.08cm" svg:y="3.259cm">
          <draw:text-box>
            <text:p>buf_end + 1 bytes</text:p>
          </draw:text-box>
        </draw:frame>
        <draw:custom-shape draw:style-name="gr5" draw:text-style-name="P1" draw:layer="layout" svg:width="0.975cm" svg:height="17.578cm" draw:transform="rotate (-1.5707963267949) translate (24.425cm 1.7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" draw:text-style-name="P1" draw:layer="layout" svg:x1="17.625cm" svg:y1="8.133cm" svg:x2="17.652cm" svg:y2="16.579cm">
          <text:p/>
        </draw:line>
        <draw:frame draw:style-name="gr3" draw:layer="layout" svg:width="6.405cm" svg:height="0.962cm" svg:x="12.534cm" svg:y="0.752cm">
          <draw:text-box>
            <text:p>buf_siz bytes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10.165cm" svg:height="0.962cm" svg:x="5.571cm" svg:y="0.53cm">
          <draw:text-box>
            <text:p>Stack</text:p>
          </draw:text-box>
        </draw:frame>
        <draw:frame draw:style-name="gr3" draw:layer="layout" svg:width="10.165cm" svg:height="0.962cm" svg:x="18.635cm" svg:y="0.418cm">
          <draw:text-box>
            <text:p>Jump buffer</text:p>
          </draw:text-box>
        </draw:frame>
        <draw:custom-shape draw:style-name="gr7" draw:text-style-name="P1" draw:layer="layout" svg:width="7.631cm" svg:height="3.398cm" svg:x="2.669cm" svg:y="2.256cm">
          <text:p text:style-name="P1">Local variables<text:line-break/>of function fo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631cm" svg:height="1.337cm" svg:x="2.67cm" svg:y="6.211cm">
          <text:p text:style-name="P1">jmp_buf</text:p>
          <draw:enhanced-geometry svg:viewBox="0 0 21600 21600" draw:type="rectangle" draw:enhanced-path="M 0 0 L 21600 0 21600 21600 0 21600 0 0 Z N"/>
        </draw:custom-shape>
        <draw:frame draw:style-name="gr3" draw:layer="layout" svg:width="2.172cm" svg:height="0.962cm" svg:x="0.223cm" svg:y="6.406cm">
          <draw:text-box>
            <text:p>100</text:p>
          </draw:text-box>
        </draw:frame>
        <draw:custom-shape draw:style-name="gr7" draw:text-style-name="P1" draw:layer="layout" svg:width="7.631cm" svg:height="1.337cm" svg:x="2.67cm" svg:y="7.812cm">
          <text:p text:style-name="P1">RET</text:p>
          <draw:enhanced-geometry svg:viewBox="0 0 21600 21600" draw:type="rectangle" draw:enhanced-path="M 0 0 L 21600 0 21600 21600 0 21600 0 0 Z N"/>
        </draw:custom-shape>
        <draw:frame draw:style-name="gr3" draw:layer="layout" svg:width="2.172cm" svg:height="0.962cm" svg:x="0.323cm" svg:y="8.007cm">
          <draw:text-box>
            <text:p>96</text:p>
          </draw:text-box>
        </draw:frame>
        <draw:custom-shape draw:style-name="gr7" draw:text-style-name="P1" draw:layer="layout" svg:width="7.631cm" svg:height="1.337cm" svg:x="2.67cm" svg:y="9.413cm">
          <text:p text:style-name="P1">EBP (stack frame of foo)</text:p>
          <draw:enhanced-geometry svg:viewBox="0 0 21600 21600" draw:type="rectangle" draw:enhanced-path="M 0 0 L 21600 0 21600 21600 0 21600 0 0 Z N"/>
        </draw:custom-shape>
        <draw:frame draw:style-name="gr3" draw:layer="layout" svg:width="2.172cm" svg:height="0.962cm" svg:x="0.323cm" svg:y="9.608cm">
          <draw:text-box>
            <text:p>92</text:p>
          </draw:text-box>
        </draw:frame>
        <draw:custom-shape draw:style-name="gr7" draw:text-style-name="P1" draw:layer="layout" svg:width="7.631cm" svg:height="1.337cm" svg:x="17.126cm" svg:y="14.907cm">
          <text:p text:style-name="P1">EBX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631cm" svg:height="1.337cm" svg:x="17.127cm" svg:y="13.408cm">
          <text:p text:style-name="P1">ECX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631cm" svg:height="1.337cm" svg:x="17.128cm" svg:y="11.809cm">
          <text:p text:style-name="P1">EDX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631cm" svg:height="1.337cm" svg:x="17.129cm" svg:y="10.21cm">
          <text:p text:style-name="P1">ESI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631cm" svg:height="1.337cm" svg:x="17.13cm" svg:y="8.511cm">
          <text:p text:style-name="P1">EDI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277cm" svg:height="5.431cm" svg:x="0.724cm" svg:y="14.622cm">
          <text:p text:style-name="P1">When entering setjmp, the old value of ebp will be placed on the stack and EBP will be set to the value of ESP after this operation, i.e. to 92</text:p>
          <draw:enhanced-geometry svg:viewBox="0 0 21600 21600" draw:text-areas="800 800 20800 20800" draw:type="round-rectangular-callout" draw:modifiers="4568.82661996497 -13507.95287187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7.631cm" svg:height="1.337cm" svg:x="17.131cm" svg:y="6.912cm">
          <text:p text:style-name="P1">EBP (stack frame of foo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631cm" svg:height="1.337cm" svg:x="17.132cm" svg:y="5.313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631cm" svg:height="1.337cm" svg:x="17.133cm" svg:y="3.714cm">
          <text:p text:style-name="P1">RE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631cm" svg:height="1.337cm" svg:x="17.134cm" svg:y="2.115cm">
          <text:p text:style-name="P1">EFLAG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1-12-20T21:25:48</meta:creation-date>
    <dc:date>2012-01-20T14:15:57</dc:date>
    <dc:creator>Christian </dc:creator>
    <meta:editing-duration>PT1H34M58S</meta:editing-duration>
    <meta:editing-cycles>10</meta:editing-cycles>
    <meta:generator>LibreOffice/3.4$Linux LibreOffice_project/340m1$Build-402</meta:generator>
    <meta:document-statistic meta:object-count="55"/>
  </office:meta>
</office:document-meta>
</file>